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normal" officeooo:rsid="001074cc" officeooo:paragraph-rsid="001074cc" style:font-size-asian="12pt" style:font-style-asian="normal" style:font-weight-asian="normal" style:font-size-complex="12pt" style:font-style-complex="normal" style:font-weight-complex="normal"/>
    </style:style>
    <style:style style:name="P2"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normal" officeooo:rsid="001074cc" officeooo:paragraph-rsid="002ab7f2" style:font-size-asian="12pt" style:font-style-asian="normal" style:font-weight-asian="normal" style:font-size-complex="12pt" style:font-style-complex="normal" style:font-weight-complex="normal"/>
    </style:style>
    <style:style style:name="P3" style:family="paragraph" style:parent-style-name="Standard">
      <style:paragraph-properties fo:line-height="150%" fo:text-align="center" style:justify-single-word="false">
        <style:tab-stops>
          <style:tab-stop style:position="0.5in"/>
        </style:tab-stops>
      </style:paragraph-properties>
      <style:text-properties style:font-name="Times new roman" fo:font-size="12pt" fo:font-style="normal" fo:font-weight="normal" officeooo:rsid="001074cc" officeooo:paragraph-rsid="001074cc"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150%" fo:text-align="center" style:justify-single-word="false">
        <style:tab-stops>
          <style:tab-stop style:position="0.5in"/>
        </style:tab-stops>
      </style:paragraph-properties>
      <style:text-properties style:font-name="Times new roman" fo:font-size="12pt" fo:font-style="normal" fo:font-weight="normal" officeooo:rsid="000d9099" officeooo:paragraph-rsid="000d9099"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normal" officeooo:rsid="0012ab2e" officeooo:paragraph-rsid="001b0a52"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normal" officeooo:rsid="0012ab2e" officeooo:paragraph-rsid="0012ab2e"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bold" officeooo:rsid="001074cc" officeooo:paragraph-rsid="001074cc" style:font-size-asian="12pt" style:font-style-asian="normal" style:font-weight-asian="bold" style:font-size-complex="12pt" style:font-style-complex="normal" style:font-weight-complex="bold"/>
    </style:style>
    <style:style style:name="P8"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bold" officeooo:rsid="001074cc" officeooo:paragraph-rsid="002838dc" style:font-size-asian="12pt" style:font-style-asian="normal" style:font-weight-asian="bold" style:font-size-complex="12pt" style:font-style-complex="normal" style:font-weight-complex="bold"/>
    </style:style>
    <style:style style:name="P9"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bold" officeooo:rsid="001074cc" officeooo:paragraph-rsid="00286188" style:font-size-asian="12pt" style:font-style-asian="normal" style:font-weight-asian="bold" style:font-size-complex="12pt" style:font-style-complex="normal" style:font-weight-complex="bold"/>
    </style:style>
    <style:style style:name="P10"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bold" officeooo:rsid="001074cc" officeooo:paragraph-rsid="002c56b2" style:font-size-asian="12pt" style:font-style-asian="normal" style:font-weight-asian="bold" style:font-size-complex="12pt" style:font-style-complex="normal" style:font-weight-complex="bold"/>
    </style:style>
    <style:style style:name="P11" style:family="paragraph" style:parent-style-name="Standard">
      <style:paragraph-properties fo:line-height="150%" fo:text-align="center" style:justify-single-word="false">
        <style:tab-stops>
          <style:tab-stop style:position="0.5in"/>
        </style:tab-stops>
      </style:paragraph-properties>
      <style:text-properties style:font-name="Times new roman" fo:font-size="12pt" fo:font-style="normal" fo:font-weight="bold" officeooo:rsid="001074cc" officeooo:paragraph-rsid="001074cc" style:font-size-asian="12pt" style:font-style-asian="normal" style:font-weight-asian="bold" style:font-size-complex="12pt" style:font-style-complex="normal" style:font-weight-complex="bold"/>
    </style:style>
    <style:style style:name="P12" style:family="paragraph" style:parent-style-name="Standard">
      <style:paragraph-properties fo:line-height="150%" fo:text-align="center" style:justify-single-word="false">
        <style:tab-stops>
          <style:tab-stop style:position="0.5in"/>
        </style:tab-stops>
      </style:paragraph-properties>
      <style:text-properties style:font-name="Times new roman" fo:font-size="12pt" fo:font-style="normal" fo:font-weight="bold" officeooo:rsid="0010e57a" officeooo:paragraph-rsid="0010e57a" style:font-size-asian="12pt" style:font-style-asian="normal" style:font-weight-asian="bold" style:font-size-complex="12pt" style:font-style-complex="normal" style:font-weight-complex="bold"/>
    </style:style>
    <style:style style:name="P13"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bold" officeooo:rsid="0012ab2e" officeooo:paragraph-rsid="0012ab2e" style:font-size-asian="12pt" style:font-style-asian="normal" style:font-weight-asian="bold" style:font-size-complex="12pt" style:font-style-complex="normal" style:font-weight-complex="bold"/>
    </style:style>
    <style:style style:name="P14" style:family="paragraph" style:parent-style-name="Standard">
      <style:paragraph-properties fo:line-height="150%" fo:text-align="center" style:justify-single-word="false">
        <style:tab-stops>
          <style:tab-stop style:position="0.5in"/>
        </style:tab-stops>
      </style:paragraph-properties>
      <style:text-properties style:font-name="Times new roman" fo:font-size="12pt" fo:font-style="normal" fo:font-weight="bold" officeooo:rsid="0012ab2e" officeooo:paragraph-rsid="0012ab2e" style:font-size-asian="12pt" style:font-style-asian="normal" style:font-weight-asian="bold" style:font-size-complex="12pt" style:font-style-complex="normal" style:font-weight-complex="bold"/>
    </style:style>
    <style:style style:name="P15" style:family="paragraph" style:parent-style-name="Standard">
      <style:paragraph-properties fo:line-height="150%" fo:text-align="center" style:justify-single-word="false">
        <style:tab-stops>
          <style:tab-stop style:position="0.5in"/>
        </style:tab-stops>
      </style:paragraph-properties>
      <style:text-properties style:font-name="Times new roman" fo:font-size="12pt" fo:font-weight="bold" officeooo:rsid="000d9099" officeooo:paragraph-rsid="000d9099" style:font-size-asian="12pt" style:font-weight-asian="bold" style:font-size-complex="12pt" style:font-weight-complex="bold"/>
    </style:style>
    <style:style style:name="P16"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normal" officeooo:rsid="002498aa" officeooo:paragraph-rsid="001074cc" style:font-size-asian="12pt" style:font-style-asian="normal" style:font-weight-asian="normal" style:font-size-complex="12pt" style:font-style-complex="normal" style:font-weight-complex="normal"/>
    </style:style>
    <style:style style:name="P17"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normal" officeooo:rsid="0025da2b" officeooo:paragraph-rsid="0025da2b"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normal" officeooo:rsid="002838dc" officeooo:paragraph-rsid="002838dc"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normal" officeooo:rsid="00286188" officeooo:paragraph-rsid="00286188" style:font-size-asian="12pt" style:font-style-asian="normal" style:font-weight-asian="normal" style:font-size-complex="12pt" style:font-style-complex="normal" style:font-weight-complex="normal"/>
    </style:style>
    <style:style style:name="P20"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normal" officeooo:rsid="002ab7f2" officeooo:paragraph-rsid="002ab7f2" style:font-size-asian="12pt" style:font-style-asian="normal" style:font-weight-asian="normal" style:font-size-complex="12pt" style:font-style-complex="normal" style:font-weight-complex="normal"/>
    </style:style>
    <style:style style:name="P21"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normal" officeooo:rsid="002c56b2" officeooo:paragraph-rsid="002c56b2" style:font-size-asian="12pt" style:font-style-asian="normal" style:font-weight-asian="normal" style:font-size-complex="12pt" style:font-style-complex="normal" style:font-weight-complex="normal"/>
    </style:style>
    <style:style style:name="P22"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normal" officeooo:rsid="0012ab2e" officeooo:paragraph-rsid="0012ab2e" style:font-size-asian="12pt" style:font-style-asian="normal" style:font-weight-asian="normal" style:font-size-complex="12pt" style:font-style-complex="normal" style:font-weight-complex="normal"/>
    </style:style>
    <style:style style:name="P23"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bold" officeooo:rsid="001074cc" officeooo:paragraph-rsid="001074cc" style:font-size-asian="12pt" style:font-style-asian="normal" style:font-weight-asian="bold" style:font-size-complex="12pt" style:font-style-complex="normal" style:font-weight-complex="bold"/>
    </style:style>
    <style:style style:name="P24"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bold" officeooo:rsid="0010e57a" officeooo:paragraph-rsid="0010e57a" style:font-size-asian="12pt" style:font-style-asian="normal" style:font-weight-asian="bold" style:font-size-complex="12pt" style:font-style-complex="normal" style:font-weight-complex="bold"/>
    </style:style>
    <style:style style:name="P25"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bold" officeooo:rsid="0010e57a" officeooo:paragraph-rsid="0036493f" style:font-size-asian="12pt" style:font-style-asian="normal" style:font-weight-asian="bold" style:font-size-complex="12pt" style:font-style-complex="normal" style:font-weight-complex="bold"/>
    </style:style>
    <style:style style:name="P26"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bold" officeooo:rsid="0010e57a" officeooo:paragraph-rsid="00382e48" style:font-size-asian="12pt" style:font-style-asian="normal" style:font-weight-asian="bold" style:font-size-complex="12pt" style:font-style-complex="normal" style:font-weight-complex="bold"/>
    </style:style>
    <style:style style:name="P27"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bold" officeooo:rsid="0010e57a" officeooo:paragraph-rsid="0039e5f1" style:font-size-asian="12pt" style:font-style-asian="normal" style:font-weight-asian="bold" style:font-size-complex="12pt" style:font-style-complex="normal" style:font-weight-complex="bold"/>
    </style:style>
    <style:style style:name="P28"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bold" officeooo:rsid="0010e57a" officeooo:paragraph-rsid="003a708f" style:font-size-asian="12pt" style:font-style-asian="normal" style:font-weight-asian="bold" style:font-size-complex="12pt" style:font-style-complex="normal" style:font-weight-complex="bold"/>
    </style:style>
    <style:style style:name="P29"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bold" officeooo:rsid="003bee03" officeooo:paragraph-rsid="003bee03" style:font-size-asian="12pt" style:font-style-asian="normal" style:font-weight-asian="bold" style:font-size-complex="12pt" style:font-style-complex="normal" style:font-weight-complex="bold"/>
    </style:style>
    <style:style style:name="P30"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bold" officeooo:rsid="003bee03" officeooo:paragraph-rsid="003efdb6" style:font-size-asian="12pt" style:font-style-asian="normal" style:font-weight-asian="bold" style:font-size-complex="12pt" style:font-style-complex="normal" style:font-weight-complex="bold"/>
    </style:style>
    <style:style style:name="P31"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bold" officeooo:rsid="003efdb6" officeooo:paragraph-rsid="003efdb6" style:font-size-asian="12pt" style:font-style-asian="normal" style:font-weight-asian="bold" style:font-size-complex="12pt" style:font-style-complex="normal" style:font-weight-complex="bold"/>
    </style:style>
    <style:style style:name="P32" style:family="paragraph" style:parent-style-name="Standard">
      <style:paragraph-properties fo:line-height="150%" fo:text-align="start" style:justify-single-word="false">
        <style:tab-stops>
          <style:tab-stop style:position="0.5in"/>
        </style:tab-stops>
      </style:paragraph-properties>
      <style:text-properties style:font-name="Times new roman" fo:font-size="12pt" fo:font-style="normal" fo:font-weight="bold" officeooo:rsid="0012ab2e" officeooo:paragraph-rsid="0012ab2e" style:font-size-asian="12pt" style:font-style-asian="normal" style:font-weight-asian="bold" style:font-size-complex="12pt" style:font-style-complex="normal" style:font-weight-complex="bold"/>
    </style:style>
    <style:style style:name="T1" style:family="text">
      <style:text-properties fo:font-style="italic" style:font-style-asian="italic" style:font-style-complex="italic"/>
    </style:style>
    <style:style style:name="T2" style:family="text">
      <style:text-properties officeooo:rsid="0015e271"/>
    </style:style>
    <style:style style:name="T3" style:family="text">
      <style:text-properties officeooo:rsid="00189a59"/>
    </style:style>
    <style:style style:name="T4" style:family="text">
      <style:text-properties officeooo:rsid="0019257e"/>
    </style:style>
    <style:style style:name="T5" style:family="text">
      <style:text-properties officeooo:rsid="001de6e8"/>
    </style:style>
    <style:style style:name="T6" style:family="text">
      <style:text-properties officeooo:rsid="0022e861"/>
    </style:style>
    <style:style style:name="T7" style:family="text">
      <style:text-properties officeooo:rsid="002498aa"/>
    </style:style>
    <style:style style:name="T8" style:family="text">
      <style:text-properties fo:font-weight="normal" style:font-weight-asian="normal" style:font-weight-complex="normal"/>
    </style:style>
    <style:style style:name="T9" style:family="text">
      <style:text-properties fo:font-weight="normal" officeooo:rsid="002753dc" style:font-weight-asian="normal" style:font-weight-complex="normal"/>
    </style:style>
    <style:style style:name="T10" style:family="text">
      <style:text-properties fo:font-weight="normal" officeooo:rsid="00278f98" style:font-weight-asian="normal" style:font-weight-complex="normal"/>
    </style:style>
    <style:style style:name="T11" style:family="text">
      <style:text-properties fo:font-weight="normal" officeooo:rsid="002838dc" style:font-weight-asian="normal" style:font-weight-complex="normal"/>
    </style:style>
    <style:style style:name="T12" style:family="text">
      <style:text-properties fo:font-weight="normal" officeooo:rsid="00286188" style:font-weight-asian="normal" style:font-weight-complex="normal"/>
    </style:style>
    <style:style style:name="T13" style:family="text">
      <style:text-properties fo:font-weight="normal" officeooo:rsid="002c56b2" style:font-weight-asian="normal" style:font-weight-complex="normal"/>
    </style:style>
    <style:style style:name="T14" style:family="text">
      <style:text-properties fo:font-weight="normal" officeooo:rsid="00322e9f" style:font-weight-asian="normal" style:font-weight-complex="normal"/>
    </style:style>
    <style:style style:name="T15" style:family="text">
      <style:text-properties fo:font-weight="normal" officeooo:rsid="0032ff63" style:font-weight-asian="normal" style:font-weight-complex="normal"/>
    </style:style>
    <style:style style:name="T16" style:family="text">
      <style:text-properties fo:font-weight="normal" officeooo:rsid="0034760d" style:font-weight-asian="normal" style:font-weight-complex="normal"/>
    </style:style>
    <style:style style:name="T17" style:family="text">
      <style:text-properties fo:font-weight="normal" officeooo:rsid="0036493f" style:font-weight-asian="normal" style:font-weight-complex="normal"/>
    </style:style>
    <style:style style:name="T18" style:family="text">
      <style:text-properties fo:font-weight="normal" officeooo:rsid="00382e48" style:font-weight-asian="normal" style:font-weight-complex="normal"/>
    </style:style>
    <style:style style:name="T19" style:family="text">
      <style:text-properties fo:font-weight="normal" officeooo:rsid="0039e5f1" style:font-weight-asian="normal" style:font-weight-complex="normal"/>
    </style:style>
    <style:style style:name="T20" style:family="text">
      <style:text-properties fo:font-weight="normal" officeooo:rsid="003a708f" style:font-weight-asian="normal" style:font-weight-complex="normal"/>
    </style:style>
    <style:style style:name="T21" style:family="text">
      <style:text-properties fo:font-weight="normal" officeooo:rsid="003bee03" style:font-weight-asian="normal" style:font-weight-complex="normal"/>
    </style:style>
    <style:style style:name="T22" style:family="text">
      <style:text-properties fo:font-weight="normal" officeooo:rsid="003d65cb" style:font-weight-asian="normal" style:font-weight-complex="normal"/>
    </style:style>
    <style:style style:name="T23" style:family="text">
      <style:text-properties fo:font-weight="normal" officeooo:rsid="003efdb6" style:font-weight-asian="normal" style:font-weight-complex="normal"/>
    </style:style>
    <style:style style:name="T24" style:family="text">
      <style:text-properties fo:font-weight="normal" officeooo:rsid="003f0604" style:font-weight-asian="normal" style:font-weight-complex="normal"/>
    </style:style>
    <style:style style:name="T25" style:family="text">
      <style:text-properties officeooo:rsid="00286188"/>
    </style:style>
    <style:style style:name="T26" style:family="text">
      <style:text-properties officeooo:rsid="0029d177"/>
    </style:style>
    <style:style style:name="T27" style:family="text">
      <style:text-properties officeooo:rsid="002ab7f2"/>
    </style:style>
    <style:style style:name="T28" style:family="text">
      <style:text-properties officeooo:rsid="002c56b2"/>
    </style:style>
    <style:style style:name="T29" style:family="text">
      <style:text-properties officeooo:rsid="002efcf0"/>
    </style:style>
    <style:style style:name="T30" style:family="text">
      <style:text-properties officeooo:rsid="0030730c"/>
    </style:style>
    <style:style style:name="T31" style:family="text">
      <style:text-properties officeooo:rsid="0030d1d0"/>
    </style:style>
    <style:style style:name="T32" style:family="text">
      <style:text-properties officeooo:rsid="0034760d"/>
    </style:style>
    <style:style style:name="T33" style:family="text">
      <style:text-properties officeooo:rsid="0036493f"/>
    </style:style>
    <style:style style:name="T34" style:family="text">
      <style:text-properties officeooo:rsid="0039e5f1"/>
    </style:style>
    <style:style style:name="T35" style:family="text">
      <style:text-properties officeooo:rsid="003a8925"/>
    </style:style>
    <style:style style:name="T36" style:family="text">
      <style:text-properties officeooo:rsid="003bee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plikasi Al-Qur’an Berbasis <text:span text:style-name="T1">Website</text:span></text:p>
      <text:p text:style-name="P4">(<text:span text:style-name="T29">Kualitatif</text:span>)</text:p>
      <text:p text:style-name="P3">Rhayeksa Dewangga Setiawan, Teknik Informatika, 18300242</text:p>
      <text:p text:style-name="P3"/>
      <text:p text:style-name="P11">Bab I</text:p>
      <text:p text:style-name="P11">Pendahuluan</text:p>
      <text:p text:style-name="P7">1.1<text:tab/>Latar belakang masalah</text:p>
      <text:p text:style-name="P1"><text:tab/><text:span text:style-name="T2">Al-Qur’an adalah firman Allah yang diturunkan kepada Nabi Muhammad yang dapat menjadi sarana ibadah dengan membacanya. Pada zaman dimana Al-Qur’an diturunkan kepada Nabi Muhammad SAW. para sahabat menyimpan ayat per ayat dalam bentuk hafalan dan tulisan, dan Media penulisan yang digunakan saat itu berupa pelepah kurma, lempengan batu, daun lontar, kulit atau daun kayu, pelana, potongan tulang belulang binatang.</text:span></text:p>
      <text:p text:style-name="P1"><text:tab/><text:span text:style-name="T5">Setelah Nabi Muhammad<text:tab/>SAW. wafat para sahabat segera menyusun dan menuliskan kembali hafalan wahyu mereka. Penyusunan kembali Al-Qur'an ini diprakarsai oleh Khalifah Abu Bakar Ash-Shiddiq atas usulan dari Umar bin Khattab dengan persetujuan para sahabat senior.</text:span></text:p>
      <text:p text:style-name="P1"><text:tab/><text:span text:style-name="T6">Berawal dari kisah tersebut para programmer pun ingin ikut berkontribusi dengan membuat mushaf Al-Qur’an yang disusun mengikuti standard mushaf pada zamannya dan cukup portable seperti mushaf Al-Qur’an berbasis website yang akan kita bahas.</text:span></text:p>
      <text:p text:style-name="P7">1.2<text:tab/>Rumusan masalah</text:p>
      <text:p text:style-name="P16"><text:tab/>1. Apakah ada mushaf Al-Qur’an yang dapat dibawa kemana pun dan kapan pun ?</text:p>
      <text:p text:style-name="P1"><text:tab/><text:span text:style-name="T7">2. Bagaimana mengimplementasikan mushaf Al-Qur’an berbasis mobile dan website ?</text:span></text:p>
      <text:p text:style-name="P7">1.3<text:tab/>Batasan masalah</text:p>
      <text:p text:style-name="P17"><text:tab/>1. Keunggulan dan kekurangan Aplikasi mushaf Al-Qur’an berbasis <text:span text:style-name="T31">W</text:span>ebsite dan</text:p>
      <text:p text:style-name="P17"><text:tab/><text:tab/> <text:s/>mushaf <text:span text:style-name="T31">Al-Qur’an berbasis</text:span> Buku atau Kitab.</text:p>
      <text:p text:style-name="P17"><text:tab/>2. Contoh Aplikasi mushaf Al-Qur’an.</text:p>
      <text:p text:style-name="P7">1.4<text:tab/>Tujuan penulisan</text:p>
      <text:p text:style-name="P7"><text:tab/><text:span text:style-name="T9">1. Menambah </text:span><text:span text:style-name="T10">referensi</text:span><text:span text:style-name="T9"> alternatif ketika membaca mushaf Al-Qur’an .</text:span></text:p>
      <text:p text:style-name="P8"><text:span text:style-name="T10"><text:tab/>2. </text:span><text:span text:style-name="T11">Mengetahui keunggulan dan kekurangan Aplikasi dan Buku atau Kitab yang memuat</text:span></text:p>
      <text:p text:style-name="P18"><text:tab/> <text:s text:c="3"/>mushaf Al-Qur’an.</text:p>
      <text:p text:style-name="P18"/>
      <text:p text:style-name="P18"/>
      <text:p text:style-name="P18"/>
      <text:p text:style-name="P18"/>
      <text:p text:style-name="P18"/>
      <text:p text:style-name="P18"/>
      <text:p text:style-name="P11"><text:soft-page-break/>Bab II</text:p>
      <text:p text:style-name="P11">Pembahasan</text:p>
      <text:p text:style-name="P7">2.1<text:tab/>Tinjauan pustaka</text:p>
      <text:p text:style-name="P7"><text:tab/><text:span text:style-name="T25">Aplikasi</text:span></text:p>
      <text:p text:style-name="P9"><text:tab/><text:span text:style-name="T12">Aplikasi adalah suatu subkelas perangkat lunak komputer yang memanfaatkan kemampuan</text:span></text:p>
      <text:p text:style-name="P19"><text:tab/>komputer langsung untuk melakukan suatu tugas yang diinginkan pengguna.</text:p>
      <text:p text:style-name="P7"><text:tab/><text:span text:style-name="T25">Al-Qur’an</text:span></text:p>
      <text:p text:style-name="P2"><text:tab/><text:span text:style-name="T27">Al-Qur’an adalah sebuah kitab suci utama dalam agama Islam, yang umat Muslim percaya</text:span></text:p>
      <text:p text:style-name="P20"><text:tab/>bahwa kitab ini diturunkan oleh Tuhan, kepada Nabi Muhammad. Kitab ini terbagi ke dalam</text:p>
      <text:p text:style-name="P20"><text:tab/>beberapa surah (bab) dan setiap surahnya terbagi ke dalam beberapa ayat.</text:p>
      <text:p text:style-name="P7"><text:tab/><text:span text:style-name="T25">Mushaf</text:span></text:p>
      <text:p text:style-name="P10"><text:tab/><text:span text:style-name="T13">Mushaf adalah naskah kuno atau koleksi lembar. Al-Qur'an yang Muslim percaya telah</text:span></text:p>
      <text:p text:style-name="P21"><text:tab/>terungkap pada berbagai waktu dan dalam berbagai cara selama periode 23 tahun pada akhir</text:p>
      <text:p text:style-name="P21"><text:tab/>kehidupan Muhammad, dikumpulkan ke dalam naskah kuno di bawah khilafah ketiga,</text:p>
      <text:p text:style-name="P21"><text:tab/>Utsman bin Affan.</text:p>
      <text:p text:style-name="P7"/>
      <text:p text:style-name="P7">2.2<text:tab/>Analisa/penyelesaian masalah</text:p>
      <text:p text:style-name="P7"><text:tab/><text:span text:style-name="T30">Kekurangan dan keunggulan</text:span></text:p>
      <text:p text:style-name="P7"><text:span text:style-name="T30"><text:tab/>1. Al-Qur’an berbasis Website</text:span></text:p>
      <text:p text:style-name="P7"><text:tab/><text:tab/> <text:s/><text:span text:style-name="T14">Keunggulan :</text:span></text:p>
      <text:p text:style-name="P7"><text:span text:style-name="T14"><text:tab/><text:tab/> <text:s/></text:span><text:span text:style-name="T16">1. </text:span><text:span text:style-name="T21">Lebih portable, bisa dibawabersamaan dengan device(mobile, komputer, dsb)</text:span></text:p>
      <text:p text:style-name="P29"><text:span text:style-name="T14"><text:tab/><text:tab/> <text:s/></text:span><text:span text:style-name="T8">2. Tidak repot ketika ingin membaca Al-Qur’an</text:span></text:p>
      <text:p text:style-name="P29"><text:span text:style-name="T14"><text:tab/><text:tab/> <text:s/></text:span><text:span text:style-name="T8">3. Tidak memakan storage device(mobile, komputer, dsb)</text:span></text:p>
      <text:p text:style-name="P7"><text:span text:style-name="T14"><text:tab/><text:tab/> <text:s/></text:span><text:span text:style-name="T15">Kekurangan :</text:span></text:p>
      <text:p text:style-name="P7"><text:span text:style-name="T16"><text:tab/><text:tab/> <text:s/>1. </text:span><text:span text:style-name="T21">Kurang objectif karena pada device bukan hanya untuk mengakses aplikasi Al-Qur’an</text:span></text:p>
      <text:p text:style-name="P30"><text:span text:style-name="T16"><text:tab/><text:tab/> <text:s/></text:span><text:span text:style-name="T8">2. Membutuhkan koneksi internet</text:span></text:p>
      <text:p text:style-name="P30"><text:span text:style-name="T16"><text:tab/><text:tab/> <text:s/></text:span><text:span text:style-name="T8">3. Bila device mengalami low battery </text:span><text:span text:style-name="T22">aplikasi Al-Qur’an tidak dapat diakses</text:span></text:p>
      <text:p text:style-name="P24"><text:span text:style-name="T32"><text:tab/>2. Al-Qur’an berbasis Buku atau Kitab</text:span></text:p>
      <text:p text:style-name="P24"><text:tab/><text:tab/> <text:s/><text:span text:style-name="T16">Keunggulan :</text:span></text:p>
      <text:p text:style-name="P24"><text:span text:style-name="T16"><text:tab/><text:tab/> <text:s/>1. </text:span><text:span text:style-name="T21">Objectif, fokus hanya untuk membuka Al-Qur’an</text:span></text:p>
      <text:p text:style-name="P31"><text:span text:style-name="T16"><text:tab/><text:tab/> <text:s/></text:span><text:span text:style-name="T21">2. </text:span><text:span text:style-name="T8">Tidak membutuhkan koneksi internet</text:span></text:p>
      <text:p text:style-name="P31"><text:span text:style-name="T16"><text:tab/><text:tab/> <text:s/></text:span><text:span text:style-name="T8">3. Bisa dibuka kapanpun</text:span></text:p>
      <text:p text:style-name="P24"><text:span text:style-name="T16"><text:tab/><text:tab/> <text:s/>Kekurangan :</text:span></text:p>
      <text:p text:style-name="P24"><text:span text:style-name="T16"><text:tab/><text:tab/> <text:s/>1. </text:span><text:span text:style-name="T23">Kurang fleksibel</text:span></text:p>
      <text:p text:style-name="P24"><text:tab/><text:span text:style-name="T32">Contoh Aplikasi</text:span></text:p>
      <text:p text:style-name="P25"><text:soft-page-break/><text:tab/><text:span text:style-name="T17">Aplikasi berikut bisa diakses secara online oleh semua device(mobile, komputer, laptop,</text:span></text:p>
      <text:p text:style-name="P25"><text:span text:style-name="T17"><text:tab/>dsb).</text:span></text:p>
      <text:p text:style-name="P24"><text:span text:style-name="T16"><text:tab/></text:span><text:span text:style-name="T32">1. Litequran.net</text:span></text:p>
      <text:p text:style-name="P26"><text:span text:style-name="T16"><text:tab/><text:tab/> <text:s/></text:span><text:span text:style-name="T17">Dengan mengakses alamat url berikut https://litequran.net/ </text:span><text:span text:style-name="T18">kita bisa menikmati aplikasi</text:span></text:p>
      <text:p text:style-name="P26"><text:span text:style-name="T18"><text:tab/><text:tab/> <text:s/>Litequran.net</text:span><text:span text:style-name="T17">, aplikasi ini cukup ringan terlihat dari namanya yang memuat kata</text:span></text:p>
      <text:p text:style-name="P26"><text:span text:style-name="T17"><text:tab/><text:tab/> <text:s/>lite(ringan) dan oleh karena itu fitur yang disediakan pun tidak banyak.</text:span></text:p>
      <text:p text:style-name="P24"><text:span text:style-name="T17"><text:tab/></text:span><text:span text:style-name="T33">2. Quran.kemenag.go.id</text:span></text:p>
      <text:p text:style-name="P27"><text:tab/><text:tab/> <text:s text:c="2"/><text:span text:style-name="T19">Dengan mengakses alamat url berikut https://quran.kemenag.go.id/ kita bisa menikmati</text:span></text:p>
      <text:p text:style-name="P27"><text:span text:style-name="T19"><text:tab/><text:tab/> <text:s text:c="2"/>aplikasi Quran.kemenag.go.id, didalam nya terdapat fitur Murotal, tafsir per ayat, dan</text:span></text:p>
      <text:p text:style-name="P27"><text:span text:style-name="T19"><text:tab/><text:tab/> <text:s text:c="2"/>copy and paste ayat, dan share ayat ke beberapa sosial media.</text:span></text:p>
      <text:p text:style-name="P27"><text:span text:style-name="T19"><text:tab/></text:span><text:span text:style-name="T34">3. Quran.com</text:span></text:p>
      <text:p text:style-name="P27"><text:span text:style-name="T16"><text:tab/><text:tab/> <text:s/></text:span><text:span text:style-name="T19">Dengan mengakses alamat url berikut https://quran.com/ kita bisa menikmati aplikasi</text:span></text:p>
      <text:p text:style-name="P28"><text:span text:style-name="T19"><text:tab/><text:tab/> <text:s/>Quran.com, fitur yang disediakan kurang lebih sama seperti Quran.kemenag.go.id </text:span><text:span text:style-name="T20">hanya</text:span></text:p>
      <text:p text:style-name="P28"><text:span text:style-name="T20"><text:tab/><text:tab/> <text:s/>saja Quran.com banyak animasinya dan fitur refleksi ayat.</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2"><text:soft-page-break/>Bab III</text:p>
      <text:p text:style-name="P12">Penutupan</text:p>
      <text:p text:style-name="P13">3.1<text:tab/>Kesimpulan dan saran</text:p>
      <text:p text:style-name="P13"><text:tab/><text:span text:style-name="T24">Baik Aplikasi dan Buku atau Kitab tergantung kita menikmatinya, kemajuan bukan berarti menghapus sejarah dan kemajuan pun tidak boleh merubah apa yang sudah ditetapkan oleh Tuhan. Berbahagialah ketika Al-Qur’an berada didalam hati, Aplikasi dan Buku atau Kitab hanyalah media untuk mendekatkan diri kita kepada Tuhan pencipta alam semesta.</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Daftar Pustaka</text:p>
      <text:p text:style-name="P5">id.wikipedia.org. (20<text:span text:style-name="T3">20</text:span>, 2<text:span text:style-name="T3">3</text:span> <text:span text:style-name="T3">Oktober</text:span>). <text:span text:style-name="T4">Al-Qur’an</text:span>. Diakses pada <text:span text:style-name="T4">27 Oktober 2020</text:span>, dari https://id.wikipedia.org/wiki/Al-Qur%27an</text:p>
      <text:p text:style-name="P6">id.wikipedia.org. <text:span text:style-name="T26">(2020, 28 September). Aplikasi. Diakses pada 28 Oktober 2020, dari https://id.wikipedia.org/wiki/Aplikasi</text:span></text:p>
      <text:p text:style-name="P6">id.wikipedia.org. <text:span text:style-name="T28">(2020, 27 Maret). Mushaf. Diakses pada 28 Oktober 2020, dari https://id.wikipedia.org/wiki/Mushaf </text:span></text:p>
      <text:p text:style-name="P6">litequran.net. <text:span text:style-name="T35">(© 2020. Litequran.net). Aplikasi Al-Qur’an. Diakses pada 28 Oktober 2020, dari https://litequran.net/ </text:span></text:p>
      <text:p text:style-name="P6">quran.kemenag.go.id. <text:span text:style-name="T36">(Copyright © 2020 - All Rights Reserved - LPMQ). Aplikasi Al-Qur’an. Diakses pada 28 Oktober 2020, dari https://quran.kemenag.go.id/ </text:span></text:p>
      <text:p text:style-name="P6">quran.com. <text:span text:style-name="T36">(© 2020 Quran.com. Hak Cipta Terpelihara). Aplikasi Al-Qur’an. Diakses pada 28 Oktober 2020, dari https://quran.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7T15:48:58.350868745</meta:creation-date>
    <dc:date>2020-10-28T08:15:56.389364333</dc:date>
    <meta:editing-duration>PT5H33M12S</meta:editing-duration>
    <meta:editing-cycles>28</meta:editing-cycles>
    <meta:generator>LibreOffice/6.0.7.3$Linux_X86_64 LibreOffice_project/00m0$Build-3</meta:generator>
    <meta:document-statistic meta:table-count="0" meta:image-count="0" meta:object-count="0" meta:page-count="5" meta:paragraph-count="79" meta:word-count="674" meta:character-count="5113" meta:non-whitespace-character-count="4380"/>
  </office:meta>
</office:document-meta>
</file>